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xes to be implemented (in the brackets are numbers of pages containing specific box):</text:p>
      <text:p text:style-name="Standard"/>
      <text:list xml:id="list1756699950" text:style-name="L2">
        <text:list-item>
          <text:p text:style-name="P2">Grapevine OGSI (p.1,10,11,12,13,14<text:bookmark-start text:name="__DdeLink__3_827847977"/>,15,16,17<text:bookmark-end text:name="__DdeLink__3_827847977"/>)</text:p>
        </text:list-item>
        <text:list-item>
          <text:p text:style-name="P2">Competition Star Rating Recap (p.1,10,11,12,13,14,15,16,17)</text:p>
        </text:list-item>
        <text:list-item>
          <text:p text:style-name="P2">recent reviews (p.1,10,11,12,13,14,15,16,17,18,19)</text:p>
        </text:list-item>
        <text:list-item>
          <text:p text:style-name="P2">Review Sites (p.1,10,11,12,13,14,15,16,17,18,19)</text:p>
        </text:list-item>
        <text:list-item>
          <text:p text:style-name="P2">Social Activity (p.1,10,11,12,13,14,15,16,17,20,21,22)</text:p>
        </text:list-item>
        <text:list-item>
          <text:p text:style-name="P2">Competition Comparison (p.2)</text:p>
        </text:list-item>
        <text:list-item>
          <text:p text:style-name="P2">Score &amp; Ranking Details (p.2)</text:p>
        </text:list-item>
        <text:list-item>
          <text:p text:style-name="P2">Reputation Distribution (p.2)</text:p>
        </text:list-item>
        <text:list-item>
          <text:p text:style-name="P2">Competition Ledger (p.2)</text:p>
        </text:list-item>
        <text:list-item>
          <text:p text:style-name="P2">Alerts (p.3)</text:p>
        </text:list-item>
        <text:list-item>
          <text:p text:style-name="P2">Billing (p.4)</text:p>
        </text:list-item>
        <text:list-item>
          <text:p text:style-name="P2">Competitors (p.5)</text:p>
        </text:list-item>
        <text:list-item>
          <text:p text:style-name="P2">General Information (p.6)</text:p>
        </text:list-item>
        <text:list-item>
          <text:p text:style-name="P2">Reporting (p.7)</text:p>
        </text:list-item>
        <text:list-item>
          <text:p text:style-name="P2">Social Media (p.8)</text:p>
        </text:list-item>
        <text:list-item>
          <text:p text:style-name="P2">User Management (p.9)</text:p>
        </text:list-item>
        <text:list-item>
          <text:p text:style-name="P2">Analysis of Review Keywords (p.18,19)</text:p>
        </text:list-item>
        <text:list-item>
          <text:p text:style-name="P2">Social Reach (p.20,21,22)</text:p>
        </text:list-item>
        <text:list-item>
          <text:p text:style-name="P2">social activity details (p.20,21,22)</text:p>
        </text:list-item>
        <text:list-item>
          <text:p text:style-name="P2">Videos (p.20,21,22)</text:p>
        </text:list-item>
        <text:list-item>
          <text:p text:style-name="P2">Photos (p.20,21,22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5-26T16:08:26</dc:date>
    <dc:creator>Tomasz Jaśkowski</dc:creator>
    <meta:generator>LibreOffice/3.3$Linux LibreOffice_project/330m19$Build-202</meta:generator>
    <meta:editing-duration>PT1H2M34S</meta:editing-duration>
    <meta:editing-cycles>16</meta:editing-cycles>
    <meta:document-statistic meta:table-count="0" meta:image-count="0" meta:object-count="0" meta:page-count="1" meta:paragraph-count="22" meta:word-count="99" meta:character-count="730"/>
  </office:meta>
</office:document-meta>
</file>